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8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GRUPO GOMBUZ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FLORES QUISPE, SUSAN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CQ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9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FLORES QUISPE, SUSAN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TICONA FLORES, GHERSON ANDRES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6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16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813965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6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4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3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9T00:05:06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